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es" style:family="table" style:master-page-name="">
      <style:table-properties style:width="9.95cm" fo:margin-left="6.997cm" fo:margin-right="0.053cm" style:page-number="0" table:align="margins" style:writing-mode="lr-tb"/>
    </style:style>
    <style:style style:name="Versiones.A" style:family="table-column">
      <style:table-column-properties style:column-width="1.572cm" style:rel-column-width="10356*"/>
    </style:style>
    <style:style style:name="Versiones.B" style:family="table-column">
      <style:table-column-properties style:column-width="8.378cm" style:rel-column-width="55179*"/>
    </style:style>
    <style:style style:name="Versiones.A1" style:family="table-cell">
      <style:table-cell-properties fo:padding="0.097cm" fo:border-left="0.002cm solid #000000" fo:border-right="none" fo:border-top="0.002cm solid #000000" fo:border-bottom="0.002cm solid #000000"/>
    </style:style>
    <style:style style:name="Versiones.B1" style:family="table-cell">
      <style:table-cell-properties fo:padding="0.097cm" fo:border="0.002cm solid #000000"/>
    </style:style>
    <style:style style:name="Versiones.A2" style:family="table-cell">
      <style:table-cell-properties fo:padding="0.097cm" fo:border-left="0.002cm solid #000000" fo:border-right="none" fo:border-top="none" fo:border-bottom="0.002cm solid #000000"/>
    </style:style>
    <style:style style:name="Versiones.B2" style:family="table-cell">
      <style:table-cell-properties fo:padding="0.097cm" fo:border-left="0.002cm solid #000000" fo:border-right="0.002cm solid #000000" fo:border-top="none" fo:border-bottom="0.002cm solid #000000"/>
    </style:style>
    <style:style style:name="Versiones.A3" style:family="table-cell">
      <style:table-cell-properties style:vertical-align="top" fo:padding="0.097cm" fo:border-left="0.002cm solid #000000" fo:border-right="none" fo:border-top="none" fo:border-bottom="0.002cm solid #000000"/>
    </style:style>
    <style:style style:name="CaracterísticasYVentajas" style:family="table">
      <style:table-properties style:width="17cm" table:align="margins" fo:keep-with-next="auto" style:may-break-between-rows="true" style:writing-mode="lr-tb"/>
    </style:style>
    <style:style style:name="CaracterísticasYVentajas.A" style:family="table-column">
      <style:table-column-properties style:column-width="2.902cm" style:rel-column-width="11185*"/>
    </style:style>
    <style:style style:name="CaracterísticasYVentajas.B" style:family="table-column">
      <style:table-column-properties style:column-width="14.099cm" style:rel-column-width="54350*"/>
    </style:style>
    <style:style style:name="CaracterísticasYVentajas.A1" style:family="table-cell">
      <style:table-cell-properties fo:padding="0.097cm" fo:border-left="0.002cm solid #000000" fo:border-right="none" fo:border-top="0.002cm solid #000000" fo:border-bottom="0.002cm solid #000000"/>
    </style:style>
    <style:style style:name="CaracterísticasYVentajas.B1" style:family="table-cell">
      <style:table-cell-properties fo:padding="0.097cm" fo:border="0.002cm solid #000000"/>
    </style:style>
    <style:style style:name="CaracterísticasYVentajas.A2" style:family="table-cell">
      <style:table-cell-properties fo:padding="0.097cm" fo:border-left="0.002cm solid #000000" fo:border-right="none" fo:border-top="none" fo:border-bottom="0.002cm solid #000000"/>
    </style:style>
    <style:style style:name="CaracterísticasYVentajas.B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color="#333333"/>
    </style:style>
    <style:style style:name="P2" style:family="paragraph" style:parent-style-name="Header">
      <style:paragraph-properties fo:text-align="center" style:justify-single-word="false"/>
      <style:text-properties fo:color="#333333"/>
    </style:style>
    <style:style style:name="P3" style:family="paragraph" style:parent-style-name="Header">
      <style:paragraph-properties fo:text-align="center" style:justify-single-word="false"/>
      <style:text-properties fo:color="#333333" fo:font-size="12pt" fo:language="es" fo:country="ES" style:font-name-asian="Arial" style:font-size-asian="12pt" style:language-asian="es" style:country-asian="ES" style:font-name-complex="Lucidasans" style:font-size-complex="12pt" style:language-complex="es" style:country-complex="ES"/>
    </style:style>
    <style:style style:name="P4" style:family="paragraph" style:parent-style-name="Footer">
      <style:text-properties fo:color="#333333"/>
    </style:style>
    <style:style style:name="P5" style:family="paragraph" style:parent-style-name="Título_20_general">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6" style:family="paragraph" style:parent-style-name="Text_20_body">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7"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8" style:family="paragraph" style:parent-style-name="Subtítulo_20_general">
      <style:text-properties style:use-window-font-color="true"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es" style:country-complex="ES" style:font-style-complex="italic" style:font-weight-complex="bold"/>
    </style:style>
    <style:style style:name="P9" style:family="paragraph" style:parent-style-name="Curso">
      <style:text-properties style:use-window-font-color="true" fo:font-size="14pt" fo:language="es" fo:country="ES" fo:font-style="italic" style:font-name-asian="Arial" style:font-size-asian="14pt" style:language-asian="es" style:country-asian="ES" style:font-style-asian="italic" style:font-name-complex="Times New Roman" style:font-size-complex="14pt" style:language-complex="es" style:country-complex="ES" style:font-weight-complex="bold"/>
    </style:style>
    <style:style style:name="P10" style:family="paragraph" style:parent-style-name="Table_20_Contents">
      <style:paragraph-properties fo:text-align="justify" style:justify-single-word="false" fo:background-color="transparent" style:shadow="none">
        <style:background-image/>
      </style:paragraph-properties>
    </style:style>
    <style:style style:name="P11" style:family="paragraph" style:parent-style-name="Table_20_Contents">
      <style:paragraph-properties fo:text-align="start" style:justify-single-word="false" fo:background-color="transparent" style:shadow="none">
        <style:background-image/>
      </style:paragraph-properties>
    </style:style>
    <style:style style:name="P12" style:family="paragraph" style:parent-style-name="Table_20_Contents">
      <style:paragraph-properties fo:text-align="justify" style:justify-single-word="false"/>
    </style:style>
    <style:style style:name="P13" style:family="paragraph" style:parent-style-name="Table_20_Contents">
      <style:paragraph-properties fo:text-align="center" style:justify-single-word="false"/>
    </style:style>
    <style:style style:name="P14" style:family="paragraph" style:parent-style-name="Autores">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5" style:family="paragraph" style:parent-style-name="WW-Encabezado_20_del_20_índice">
      <style:paragraph-properties fo:margin-top="0.423cm" fo:margin-bottom="0.212cm"/>
    </style:style>
    <style:style style:name="P16" style:family="paragraph" style:parent-style-name="Heading_20_1">
      <style:paragraph-properties fo:break-before="page"/>
    </style:style>
    <style:style style:name="P17"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8" style:family="paragraph" style:parent-style-name="Table_20_Contents">
      <style:paragraph-properties fo:text-align="justify" style:justify-single-word="false"/>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Título_20_general" style:master-page-name="Standard">
      <style:paragraph-properties style:page-number="auto"/>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T1" style:family="text">
      <style:text-properties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20"/>
      <text:p text:style-name="P5"/>
      <text:p text:style-name="P5"/>
      <text:p text:style-name="P5"/>
      <text:p text:style-name="P6"/>
      <text:p text:style-name="P6"/>
      <text:p text:style-name="P5"/>
      <text:p text:style-name="P5"/>
      <text:p text:style-name="P5"/>
      <text:p text:style-name="P5"/>
      <text:p text:style-name="P5"/>
      <text:p text:style-name="P5"/>
      <text:p text:style-name="P5"/>
      <text:p text:style-name="P5"/>
      <text:p text:style-name="P5"/>
      <text:p text:style-name="P5"><text:title>Procesador Intel Core 2 Extreme de 4 núcleos</text:title></text:p>
      <text:p text:style-name="P8"><text:subject>Traducción de Textos</text:subject></text:p>
      <text:p text:style-name="P9">Curso 2007/2008</text:p>
      <text:p text:style-name="P7"/>
      <text:p text:style-name="P7"/>
      <text:p text:style-name="P7"/>
      <text:p text:style-name="P7"/>
      <text:p text:style-name="P7"/>
      <text:p text:style-name="P7"/>
      <text:p text:style-name="P7"/>
      <text:p text:style-name="P7"/>
      <table:table table:name="Versiones" table:style-name="Versiones">
        <table:table-column table:style-name="Versiones.A"/>
        <table:table-column table:style-name="Versiones.B"/>
        <table:table-row>
          <table:table-cell table:style-name="Versiones.A1" office:value-type="string">
            <text:p text:style-name="P10">Versión</text:p>
          </table:table-cell>
          <table:table-cell table:style-name="Versiones.B1" office:value-type="string">
            <text:p text:style-name="P12">Cambio</text:p>
          </table:table-cell>
        </table:table-row>
        <table:table-row>
          <table:table-cell table:style-name="Versiones.A2" office:value-type="string">
            <text:p text:style-name="P10"><text:user-defined text:name="Versión">0.9RC</text:user-defined></text:p>
          </table:table-cell>
          <table:table-cell table:style-name="Versiones.B2" office:value-type="string">
            <text:p text:style-name="P12">Revisión del texto</text:p>
          </table:table-cell>
        </table:table-row>
        <table:table-row>
          <table:table-cell table:style-name="Versiones.A3" office:value-type="string">
            <text:p text:style-name="P11">0.8</text:p>
          </table:table-cell>
          <table:table-cell table:style-name="Versiones.B2" office:value-type="string">
            <text:p text:style-name="P12">Traducido el octavo párrafo</text:p>
          </table:table-cell>
        </table:table-row>
        <table:table-row>
          <table:table-cell table:style-name="Versiones.A2" office:value-type="string">
            <text:p text:style-name="P11">0.7</text:p>
          </table:table-cell>
          <table:table-cell table:style-name="Versiones.B2" office:value-type="string">
            <text:p text:style-name="P12">Traducido el séptimo párrafo</text:p>
          </table:table-cell>
        </table:table-row>
      </table:table>
      <text:p text:style-name="P7"/>
      <text:p text:style-name="P14">Autor:</text:p>
      <text:p text:style-name="P14"><text:user-defined text:name="Autor">Rubén Paje del Pino</text:user-defined></text:p>
      <text:p text:style-name="P14">i010328</text:p>
      <text:table-of-content text:style-name="Sect3"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Índice de contenido1_Head">
            <text:p text:style-name="Contents_20_Heading"><text:soft-page-break/>Índice de contenido</text:p>
          </text:index-title>
          <text:p text:style-name="P19">1. Primer párrafo (corregido el 20-XI-07)<text:tab/>3</text:p>
          <text:p text:style-name="P19">2 Segundo párrafo (corregido el 27-XI-07)<text:tab/>3</text:p>
          <text:p text:style-name="P19">3 Tercer párrafo (corregido el 27-XI-07)<text:tab/>3</text:p>
          <text:p text:style-name="P19">4 Cuarto párrafo (corregido el 27-XI-07)<text:tab/>3</text:p>
          <text:p text:style-name="P19">5 Quinto párrafo (corregido el 27-XI-07)<text:tab/>3</text:p>
          <text:p text:style-name="P19">6 Sexto párrafo (corregido el 27-XI-07)<text:tab/>4</text:p>
          <text:p text:style-name="P19">7 Séptimo párrafo (corregido el 27-XI-07)<text:tab/>4</text:p>
          <text:p text:style-name="P19">8 Octavo párrafo (corregido el 27-XI-07)<text:tab/>4</text:p>
        </text:index-body>
      </text:table-of-content>
      <text:p text:style-name="P15"/>
      <text:section text:style-name="Sect4" text:name="Área2">
        <text:h text:style-name="P16" text:outline-level="1">1. Primer párrafo (corregido el 20-XI-07)</text:h>
        <text:p text:style-name="P7">Informe del producto</text:p>
        <text:p text:style-name="P7">Características generales</text:p>
        <text:p text:style-name="P7">El procesador Intel ® Core TM 2 Extreme es el primer procesador de sobremesa con cuatro núcleos, trae lo último de la tecnología vanguardista de procesadores. Al ofrecer un rendimiento sin precedentes en un amplio abanico de aplicaciones y comparativas, el procesador Intel Core 2 Extreme proporciona un gran paso hacia adelante en la computación de múltiples núcleos y en paralelo.</text:p>
        <text:p text:style-name="P7"/>
        <text:h text:style-name="Heading_20_1" text:outline-level="1">2 Segundo párrafo (corregido el 27-XI-07)</text:h>
        <text:p text:style-name="P7">Este procesador fue diseñado para los fanáticos de los ordenadores y los jugadores de los videojuegos. Las actuales aplicaciones multimedia, tales como las de modelado 3D así como las de edición y presentación de vídeo y/o audio, se basan en la computación por hilos para mejorar el rendimiento y muestran la increíble escalabilidad con los procesadores de cuatro núcleos.</text:p>
        <text:p text:style-name="P7"/>
        <text:h text:style-name="Heading_20_1" text:outline-level="1">3 Tercer párrafo (corregido el 27-XI-07)</text:h>
        <text:p text:style-name="P7">La física, la inteligencia artificial, las presentaciones de audio/video y la jugabilidad pueden mejorarse a la vez que las tasas de refresco se mantienen, haciendo que los juegos sean más virtualmente reales y convincentes tanto para los jugadores habituales como para los ocasionales. <text:s/>Estos procesadores disponen de una funcionalidad sin precedentes repartida en cuatro núcleos separados, por lo que los usuarios pueden esperar que los videojuegos se vuelvan más realistas en el futuro.</text:p>
        <text:p text:style-name="P7"/>
        <text:h text:style-name="Heading_20_1" text:outline-level="1">4 Cuarto párrafo (corregido el 27-XI-07)</text:h>
        <text:p text:style-name="P7">El Monstruo de la multitarea</text:p>
        <text:p text:style-name="P7">El procesador Intel Core 2 Extreme de cuatro núcleos es un monstruo multitarea, por lo que los usuarios pueden hacer más en menos tiempo. Ofrece unas mejoras significativas en los que a receptividad del sistema se refiere. Los usuarios pueden utilizar varias tareas al mismo tiempo tales como presentar un video, jugar un videojuego o trabajar en un software básico de gestión porque los otros recursos de restantes procesadores adicionales están libres para realizar otras tareas.</text:p>
        <text:p text:style-name="P7"/>
        <text:h text:style-name="Heading_20_1" text:outline-level="1">5 Quinto párrafo (corregido el 27-XI-07)</text:h>
        <text:p text:style-name="P7">Plataformas compatibles</text:p>
        <text:p text:style-name="P7">Las plataformas basadas en el Intel® Chipset son compatibles con este procesador. Esta combinación de procesador y chipset ofrece un rango de interesantes prestaciones que incluyen gráficos duales y proporciona un impresionante nivel de rendimiento para los usuarios exigentes.</text:p>
        <text:p text:style-name="P7"><text:soft-page-break/></text:p>
        <text:h text:style-name="Heading_20_1" text:outline-level="1">6 Sexto párrafo (corregido el 27-XI-07)</text:h>
        <text:p text:style-name="P7">En cuanto a la experiencia añadida ofrece la experiencia en flexibilidad técnica que los entusiastas quieren, los bloqueos en el ratio del bus del procesador (protección en contra de forzar la velocidad) han sido quitados en el procesador Intel Core 2 Extreme de cuatro núcleos. Esto permite la posibilidad de personalizar el sistema, haciéndolo superar los límites de las especificaciones.</text:p>
        <text:p text:style-name="P7"/>
        <text:h text:style-name="Heading_20_1" text:outline-level="1">7 Séptimo párrafo (corregido el 27-XI-07)</text:h>
        <text:p text:style-name="P7">Mejor acústica</text:p>
        <text:p text:style-name="P7">El procesador Intel Core 2 Extreme de cuatro núcleos están equipados con un nuevo sistema térmico digital permitiendo un procesamiento más eficiente y más control térmico en la plataforma. El sensor térmico localizado dentro del procesador mide la máxima temperatura del chip en cualquier momento que se pida. El beneficio en la acústica del monitoreo térmico es que el ventilador del sistema gira lo necesario como para enfriar el sistema, y cuando el ventilador del sistema girará más lento hará menos ruido.</text:p>
        <text:h text:style-name="Heading_20_1" text:outline-level="1"/>
        <text:h text:style-name="Heading_20_1" text:outline-level="1">8 Octavo párrafo (corregido el 27-XI-07)</text:h>
        <text:p text:style-name="P7">Características y ventajas del procesador:</text:p>
        <text:p text:style-name="P7"/>
        <table:table table:name="CaracterísticasYVentajas" table:style-name="CaracterísticasYVentajas">
          <table:table-column table:style-name="CaracterísticasYVentajas.A"/>
          <table:table-column table:style-name="CaracterísticasYVentajas.B"/>
          <table:table-header-rows>
            <table:table-row>
              <table:table-cell table:style-name="CaracterísticasYVentajas.A1" office:value-type="string">
                <text:p text:style-name="P13">Características</text:p>
              </table:table-cell>
              <table:table-cell table:style-name="CaracterísticasYVentajas.B1" office:value-type="string">
                <text:p text:style-name="P13">Ventajas</text:p>
              </table:table-cell>
            </table:table-row>
          </table:table-header-rows>
          <table:table-row>
            <table:table-cell table:style-name="CaracterísticasYVentajas.A2" office:value-type="string">
              <text:p text:style-name="P12">Procesamiento de 4 núcleos</text:p>
            </table:table-cell>
            <table:table-cell table:style-name="CaracterísticasYVentajas.B2" office:value-type="string">
              <text:p text:style-name="P12">Este procesador tiene cuatro núcleos independientes en un único paquete con 8 MB de cache de nivel dos, 1066 o 1333 MHz en el bús frontal. Cuatro hilos físicos específicos ayudan a los sistemas operativos y a las aplicaciones a tener un rendimiento adicional, así que los usuarios finales pueden tener un mejor rendimiento multitarea y multihilo a través de todo tipo de aplicaciones y trabajos</text:p>
            </table:table-cell>
          </table:table-row>
          <table:table-row>
            <table:table-cell table:style-name="CaracterísticasYVentajas.A2" office:value-type="string">
              <text:p text:style-name="P12">Circuitos integrados compatibles</text:p>
            </table:table-cell>
            <table:table-cell table:style-name="CaracterísticasYVentajas.B2" office:value-type="string">
              <text:p text:style-name="P12">Los circuitos integrados de Intel 975X y P96S Express son compatibles con el procesador Intel Core 2 Extreme de cuatro núcleos funcionando a 1066 MHz el bus frontal. Los circuitos integrados Intel X38 y P35 Express son compatibles con el procesador Intel Core 2 Extreme de cuatro núcleos alcanzando hasta 1333 MHz en el bus frontal. Otros circuitos integrados podrían ser compatibles con este procesador. Es aconsejable consultar con el fabricante si son compatibles.</text:p>
            </table:table-cell>
          </table:table-row>
          <table:table-row>
            <table:table-cell table:style-name="CaracterísticasYVentajas.A2" office:value-type="string">
              <text:p text:style-name="P12">Ejecución dinámica ampliada de Intel</text:p>
            </table:table-cell>
            <table:table-cell table:style-name="CaracterísticasYVentajas.B2" office:value-type="string">
              <text:p text:style-name="P12">Optimiza el uso del ancho de banda de los datos desde el sistema de memoria para acelerar la ejecución fuera de orden. Un mecanismo de predicción recientemente diseñado reduce el tiempo que las instrucciones “en vuelo” tienen que esperar por los datos. Un nuevo algoritmo de búsqueda anticipada mueve los datos desde el sistema de memoria a la memoria cache de segundo nivel antes de su ejecución. Esta funcionalidad permite mantener la canalización de instrucciones llena mejorando la productividad de instrucciones y el rendimiento</text:p>
            </table:table-cell>
          </table:table-row>
          <table:table-row>
            <table:table-cell table:style-name="CaracterísticasYVentajas.A2" office:value-type="string">
              <text:p text:style-name="P12">La avanzada <text:soft-page-break/>memoria cache inteligente de Intel</text:p>
            </table:table-cell>
            <table:table-cell table:style-name="CaracterísticasYVentajas.B2" office:value-type="string">
              <text:p text:style-name="P12">En función de la carga de trabajo permite controlar el uso de la memoria caché <text:soft-page-break/>compartida L2 dinámicamente. Esta optimización del doble núcleo incrementa la posibilidad de que cada núcleo pueda obtener información directamente de la memoria caché L2, lo que reduce significativamente, el tiempo de latencia de los datos usados recientemente, mejorando más el rendimiento.</text:p>
            </table:table-cell>
          </table:table-row>
          <table:table-row>
            <table:table-cell table:style-name="CaracterísticasYVentajas.A2" office:value-type="string">
              <text:p text:style-name="Table_20_Contents">Mejora de la multimedia avanzada</text:p>
            </table:table-cell>
            <table:table-cell table:style-name="CaracterísticasYVentajas.B2" office:value-type="string">
              <text:p text:style-name="P12">Acelera la ejecución de las instrucciones Streaming SIMD Extension (SSE) para mejorar significativamente el rendimiento en un amplio rango de aplicaciones, incluyendo las de procesado de vídeo, audio e imagen así como las multimedia, criptografía financieras, ingenieriles y científicas. Las instrucciones SSE de 128 bis ahora tienen una productividad de una por ciclo lo que dobla su velocidad de ejecución por ciclo de reloj de anteriores generaciones de procesadores</text:p>
            </table:table-cell>
          </table:table-row>
          <table:table-row>
            <table:table-cell table:style-name="CaracterísticasYVentajas.A2" office:value-type="string">
              <text:p text:style-name="Table_20_Contents">Tecnología de Virtualización de Intel (Intel VT)</text:p>
            </table:table-cell>
            <table:table-cell table:style-name="CaracterísticasYVentajas.B2" office:value-type="string">
              <text:p text:style-name="P12">Hace que una plataforma hardware funcione como múltiples plataformas virtuales. Intel VT mejora la operabilidad reduciendo el tiempo de inactividad y manteniendo la productividad del trabajo con el aislamiento de las actividades de cómputo en particiones separadas.</text:p>
            </table:table-cell>
          </table:table-row>
          <table:table-row>
            <table:table-cell table:style-name="CaracterísticasYVentajas.A2" office:value-type="string">
              <text:p text:style-name="Table_20_Contents">Arquitectura de 64 bits de Intel</text:p>
            </table:table-cell>
            <table:table-cell table:style-name="CaracterísticasYVentajas.B2" office:value-type="string">
              <text:p text:style-name="P12">Permite al procesador acceder a grandes cantidades de memoria. Con el apropiado hardware y software de 64 bits, las plataformas compatibles en un procesador capaz de ejecutar instrucciones Intel 64 pueden usar la memoria virtual extendida y la física.</text:p>
            </table:table-cell>
          </table:table-row>
          <table:table-row>
            <table:table-cell table:style-name="CaracterísticasYVentajas.A2" office:value-type="string">
              <text:p text:style-name="Table_20_Contents">Bit de desactivación de ejecución</text:p>
            </table:table-cell>
            <table:table-cell table:style-name="CaracterísticasYVentajas.B2" office:value-type="string">
              <text:p text:style-name="P12">Mejora la protección contra virus cuando se utiliza con un sistema operativo compatible. La memoria puede marcarse como ejecutable o no ejecutable, permitiendo al procesador notificar un error al sistema operativo si código dañino intenta ejecutar en memoria con dicho permiso deshabilitado. Este mecanismo previene que el código infecte al sistema.</text:p>
            </table:table-cell>
          </table:table-row>
          <table:table-row>
            <table:table-cell table:style-name="CaracterísticasYVentajas.A2" office:value-type="string">
              <text:p text:style-name="Table_20_Contents">Solución térmica diseñada por Intel para procesadores empaquetados</text:p>
            </table:table-cell>
            <table:table-cell table:style-name="CaracterísticasYVentajas.B2" office:value-type="string">
              <text:p text:style-name="P12">Incluye un conector de cuatro pines para controlar la velocidad del ventilador para facilitar la minimización de los niveles acústicos de ruido generados por hacer girar el ventilador a altas velocidades para reducir la temperatura. La tecnología de control de la velocidad del ventilador está basada en la temperatura actual de la UCP y de la utilización de la energía.</text:p>
            </table:table-cell>
          </table:table-row>
        </table:table>
        <text:p text:style-name="Table">Tabla <text:sequence text:ref-name="refTable0" text:name="Table" text:formula="ooow:Table+1" style:num-format="1">1</text:sequence>.: Características y ventajas</text:p>
        <text:p text:style-name="P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Lucida Sans Unicode"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s" fo:country="ES" style:font-name-asian="Arial" style:font-size-asian="12pt" style:language-asian="es" style:country-asian="ES" style:font-name-complex="Lucidasans" style:font-size-complex="12pt" style:language-complex="es" style:country-complex="ES"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Heading_20_1" style:display-name="Heading 1" style:family="paragraph" style:parent-style-name="Encabezado1" style:next-style-name="Text_20_body" style:class="text" style:default-outline-level="1">
      <style:paragraph-properties fo:margin-left="0cm" fo:margin-right="0cm" fo:text-align="justify" style:justify-single-word="false" fo:text-indent="0cm" style:auto-text-indent="fals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class="text" style:default-outline-level="2">
      <style:paragraph-properties fo:margin-left="0cm" fo:margin-right="0cm" fo:text-align="justify" style:justify-single-word="false" fo:text-indent="0cm" style:auto-text-indent="false"/>
      <style:text-properties style:use-window-font-color="true" fo:font-size="12pt" fo:language="es" fo:country="ES" fo:font-style="italic" fo:font-weight="bold" style:font-name-asian="Arial" style:font-size-asian="12pt" style:language-asian="es" style:country-asian="ES" style:font-style-asian="italic" style:font-weight-asian="bold" style:font-name-complex="Lucidasans" style:font-size-complex="12pt" style:language-complex="es" style:country-complex="ES" style:font-style-complex="italic" style:font-weight-complex="bold"/>
    </style:style>
    <style:style style:name="Heading_20_3" style:display-name="Heading 3" style:family="paragraph" style:parent-style-name="Encabezado1" style:next-style-name="Text_20_body" style:class="text" style:default-outline-level="3">
      <style:paragraph-properties fo:margin-left="0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justify" style:justify-single-word="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fo:color="#333333"/>
    </style:style>
    <style:style style:name="Footer"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text-properties fo:color="#ffffff"/>
    </style:style>
    <style:style style:name="Footer_20_left" style:display-name="Footer lef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text-align="justify" style:justify-single-word="false"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Índic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WW-Índice"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WW-Índice"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Arial" style:font-size-asian="14pt" style:font-name-complex="Lucidasans" style:font-size-complex="14pt"/>
    </style:style>
    <style:style style:name="WW-Etiqueta" style:family="paragraph" style:parent-style-name="Standard">
      <style:paragraph-properties fo:margin-top="0.212cm" fo:margin-bottom="0.212cm" text:number-lines="false" text:line-number="0"/>
      <style:text-properties fo:font-size="12pt" fo:font-style="italic" style:font-size-asian="12pt" style:font-style-asian="italic" style:font-name-complex="Lucidasans" style:font-size-complex="12pt" style:font-style-complex="italic"/>
    </style:style>
    <style:style style:name="WW-Índice" style:family="paragraph" style:parent-style-name="Standard">
      <style:paragraph-properties text:number-lines="false" text:line-number="0"/>
      <style:text-properties style:font-name-complex="Lucidasans"/>
    </style:style>
    <style:style style:name="WW-Ilustración" style:family="paragraph" style:parent-style-name="WW-Etiqueta"/>
    <style:style style:name="WW-Encabezado_20_del_20_índice" style:display-name="WW-Encabezado del índice" style:family="paragraph" style:parent-style-name="Encabezado1">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ítulo_20_general" style:display-name="Título general" style:family="paragraph" style:next-style-name="Text_20_body">
      <style:paragraph-properties fo:text-align="center" style:justify-single-word="false" fo:orphans="2" fo:widows="2" fo:hyphenation-ladder-count="no-limit"/>
      <style:text-properties style:use-window-font-color="true" style:font-name="Arial" fo:font-size="18pt" fo:language="es" fo:country="ES" fo:font-weight="bold" style:font-name-asian="Arial" style:font-size-asian="18pt" style:language-asian="es" style:country-asian="ES" style:font-weight-asian="bold" style:font-name-complex="Times New Roman" style:font-size-complex="16pt" style:language-complex="ar" style:country-complex="SA" style:font-weight-complex="bold" fo:hyphenate="false" fo:hyphenation-remain-char-count="2" fo:hyphenation-push-char-count="2"/>
    </style:style>
    <style:style style:name="Subtítulo_20_general" style:display-name="Subtítulo general" style:family="paragraph" style:next-style-name="Text_20_body">
      <style:paragraph-properties fo:text-align="center" style:justify-single-word="false" fo:orphans="2" fo:widows="2" fo:hyphenation-ladder-count="no-limit"/>
      <style:text-properties style:use-window-font-color="true" style:font-name="Arial"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ar" style:country-complex="SA" style:font-style-complex="italic" style:font-weight-complex="bold" fo:hyphenate="false" fo:hyphenation-remain-char-count="2" fo:hyphenation-push-char-count="2"/>
    </style:style>
    <style:style style:name="Curso" style:family="paragraph" style:next-style-name="Text_20_body">
      <style:paragraph-properties fo:text-align="center" style:justify-single-word="false" fo:orphans="2" fo:widows="2" fo:hyphenation-ladder-count="no-limit"/>
      <style:text-properties style:use-window-font-color="true" style:font-name="Arial" fo:font-size="14pt" fo:language="es" fo:country="ES" fo:font-style="italic" style:font-name-asian="Arial" style:font-size-asian="14pt" style:language-asian="es" style:country-asian="ES" style:font-style-asian="italic" style:font-name-complex="Times New Roman" style:font-size-complex="14pt" style:language-complex="ar" style:country-complex="SA" style:font-weight-complex="bold" fo:hyphenate="false" fo:hyphenation-remain-char-count="2" fo:hyphenation-push-char-count="2"/>
    </style:style>
    <style:style style:name="Autores" style:family="paragraph" style:parent-style-name="Text_20_body">
      <style:paragraph-properties fo:text-align="end" style:justify-single-word="false"/>
    </style:style>
    <style:style style:name="Table" style:family="paragraph" style:parent-style-name="Caption" style:class="extra"/>
    <style:style style:name="Footnote_20_Symbol" style:display-name="Footnote Symbol"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Absatz-Standardschriftart" style:family="text"/>
    <style:style style:name="WW-Absatz-Standardschriftart" style:family="text"/>
    <style:style style:name="WW-Fuente_20_de_20_párrafo_20_predeter." style:display-name="WW-Fuente de párrafo predeter." style:family="text"/>
    <style:style style:name="WW-Absatz-Standardschriftart1" style:family="text"/>
    <style:style style:name="WW-Símbolo_20_de_20_nota_20_al_20_pie" style:display-name="WW-Símbolo de nota al pie" style:family="text"/>
    <style:style style:name="WW-Símbolo_20_de_20_nota_20_final" style:display-name="WW-Símbolo de nota fina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text-properties fo:color="#333333"/>
    </style:style>
    <style:style style:name="P2" style:family="paragraph" style:parent-style-name="Header">
      <style:paragraph-properties fo:text-align="center" style:justify-single-word="false"/>
      <style:text-properties fo:color="#333333" fo:font-size="12pt" fo:language="es" fo:country="ES" style:font-name-asian="Arial" style:font-size-asian="12pt" style:language-asian="es" style:country-asian="ES" style:font-name-complex="Lucidasans" style:font-size-complex="12pt" style:language-complex="es" style:country-complex="ES"/>
    </style:style>
    <style:style style:name="P3" style:family="paragraph" style:parent-style-name="Footer">
      <style:text-properties fo:color="#333333"/>
    </style:style>
    <style:style style:name="P4" style:family="paragraph" style:parent-style-name="Header">
      <style:text-properties fo:color="#333333"/>
    </style:style>
    <style:style style:name="T1" style:family="text">
      <style:text-properties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page-layout style:name="pm1">
      <style:page-layout-properties fo:page-width="21.001cm" fo:page-height="29.7cm" style:num-format="1" style:print-orientation="portrait" fo:margin-top="2cm" fo:margin-bottom="2.004cm" fo:margin-left="2cm" fo:margin-right="2cm" style:shadow="none" fo:background-color="#ffffff" style:writing-mode="lr-tb" style:layout-grid-color="#c0c0c0" style:layout-grid-lines="40" style:layout-grid-base-height="0.423cm" style:layout-grid-ruby-height="0.212cm" style:layout-grid-mode="none" style:layout-grid-ruby-below="false" style:layout-grid-print="false" style:layout-grid-display="false" style:layout-grid-base-width="0.706cm" style:layout-grid-snap-to-characters="true" style:layout-grid-square-mode="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1.118cm" fo:margin-left="0cm" fo:margin-right="0cm" fo:margin-bottom="0.87cm" fo:border="0.002cm solid #000000" fo:padding="0.049cm" style:shadow="none" fo:background-color="transparent" style:dynamic-spacing="true">
          <style:background-image/>
        </style:header-footer-properties>
      </style:header-style>
      <style:footer-style>
        <style:header-footer-properties svg:height="0.612cm" fo:margin-left="0cm" fo:margin-right="0cm" fo:margin-top="0.87cm" fo:border="0.002cm solid #000000" fo:padding="0.049cm" style:shadow="none" style:dynamic-spacing="true"/>
      </style:footer-style>
    </style:page-layout>
  </office:automatic-styles>
  <office:master-styles>
    <style:master-page style:name="Standard" style:page-layout-name="pm1">
      <style:header>
        <text:section text:style-name="Sect1" text:name="Área1">
          <text:p text:style-name="P1"><text:span text:style-name="T1">Título: </text:span><text:span text:style-name="T1"><text:title>Procesador Intel Core 2 Extreme de 4 núcleos</text:title></text:span></text:p>
          <text:p text:style-name="P1"><text:span text:style-name="T1">Tema: </text:span><text:span text:style-name="T1"><text:subject>Traducción de Textos</text:subject></text:span></text:p>
          <text:p text:style-name="P2"/>
          <text:p text:style-name="P1"><text:span text:style-name="T1">Autor: </text:span><text:span text:style-name="T1"><text:user-defined text:name="Autor">Rubén Paje del Pino</text:user-defined></text:span></text:p>
        </text:section>
      </style:header>
      <style:footer>
        <text:section text:style-name="Sect2" text:name="Área3">
          <text:p text:style-name="P3"><text:span text:style-name="T1">Número de texto: </text:span><text:span text:style-name="T1"><text:user-defined text:name="Texto">8</text:user-defined></text:span></text:p>
          <text:p text:style-name="P4"><text:span text:style-name="T1">Última rev: </text:span><text:span text:style-name="T1"><text:user-defined text:name="Última Revisión">26-XI-07</text:user-defined></text:span></text:p>
          <text:p text:style-name="P4"><text:span text:style-name="T1">Versión: </text:span><text:span text:style-name="T1"><text:user-defined text:name="Versión">0.9RC</text:user-defined></text:span></text:p>
          <text:p text:style-name="P4"><text:span text:style-name="T1">Página </text:span><text:span text:style-name="T1"><text:page-number style:num-format="1" text:select-page="current">5</text:page-number></text:span><text:span text:style-name="T1"> de </text:span><text:span text:style-name="T1"><text:page-count style:num-format="1">5</text:page-count></text:span></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Procesador Intel Core 2 Extreme de 4 núcleos</dc:title>
    <dc:description>Descripción del producto

Los archivos en formato odt se abren con Openoffice: 
Descargable en http://www.openoffice.org/
Bajo licencia LGPL-2</dc:description>
    <dc:subject>Traducción de Textos</dc:subject>
    <dc:date>2007-12-18T10:47:40</dc:date>
    <meta:keyword>Procesador Intel Core 2 Extreme de 4 núcleos</meta:keyword>
    <meta:keyword>traducción de textos Rosario Plaza rplaza@fi.upm.es</meta:keyword>
    <meta:editing-cycles>187</meta:editing-cycles>
    <meta:editing-duration>PT21H36M3S</meta:editing-duration>
    <meta:user-defined meta:name="Autor">Rubén Paje del Pino</meta:user-defined>
    <meta:user-defined meta:name="Versión">0.9RC</meta:user-defined>
    <meta:user-defined meta:name="Texto">8</meta:user-defined>
    <meta:user-defined meta:name="Última Revisión">26-XI-07</meta:user-defined>
    <meta:document-statistic meta:table-count="2" meta:image-count="0" meta:object-count="0" meta:page-count="5" meta:paragraph-count="72" meta:word-count="1232" meta:character-count="7813"/>
  </office:meta>
</office:document-meta>
</file>